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fo:font-size="12pt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color="#7a7a7a" fo:font-size="12pt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808080" fo:font-size="12pt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666666" fo:font-size="12pt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0.26pt solid #00000a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0.26pt solid #00000a"/>
      <style:text-properties fo:color="#808080" fo:font-size="12pt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0.26pt solid #00000a"/>
      <style:text-properties fo:font-size="12pt" fo:background-color="#ffffff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margin-top="0cm" fo:margin-bottom="0.706cm" loext:contextual-spacing="false" fo:line-height="100%" fo:background-color="#ffffff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1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2pt" fo:background-color="#ffffff" style:font-size-asian="12pt" style:font-size-complex="12pt"/>
    </style:style>
    <style:style style:name="P13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fo:font-size="12pt" fo:background-color="#ffffff" style:font-size-asian="12pt" style:font-size-complex="12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2pt" fo:background-color="#ffffff" style:font-size-asian="12pt" style:font-size-complex="12pt"/>
    </style:style>
    <style:style style:name="P15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pan text:style-name="T1">Pilates: </text:span><text:a xlink:type="simple" xlink:href="http://revistapilates.com.br/2017/04/07/pilates-emagrece-respondendo-essa-duvida/" text:style-name="Internet_20_link" text:visited-style-name="Visited_20_Internet_20_Link"><text:span text:style-name="T4">http://revistapilates.com.br/2017/04/07/pilates-emagrece-respondendo-essa-duvida/</text:span></text:a></text:p>
      <text:p text:style-name="P2"/>
      <text:p text:style-name="P2">Conteúdo : Hidroterapia.</text:p>
      <text:p text:style-name="P2">Palavra-chave: fisioterapia.</text:p>
      <text:p text:style-name="P2">Referencias:</text:p>
      <text:p text:style-name="P1"><text:a xlink:type="simple" xlink:href="http://inspirar.com.br/blog/os-beneficios-da-hidroterapia-para-o-tratamento-de-doencas/" text:style-name="Internet_20_link" text:visited-style-name="Visited_20_Internet_20_Link"><text:span text:style-name="T4">http://inspirar.com.br/blog/os-beneficios-da-hidroterapia-para-o-tratamento-de-doencas/</text:span></text:a></text:p>
      <text:p text:style-name="P1"><text:a xlink:type="simple" xlink:href="https://www.portaleducacao.com.br/conteudo/artigos/fisioterapia/os-beneficios-da-hidroterapia-para-o-tratamento-de-doencas/55733" text:style-name="Internet_20_link" text:visited-style-name="Visited_20_Internet_20_Link"><text:span text:style-name="T4">https://www.portaleducacao.com.br/conteudo/artigos/fisioterapia/os-beneficios-da-hidroterapia-para-o-tratamento-de-doencas/55733</text:span></text:a></text:p>
      <text:p text:style-name="P1"><text:a xlink:type="simple" xlink:href="http://fisioterapiamanual.com.br/blog/artigos/os-beneficios-da-hidroterapia/" text:style-name="Internet_20_link" text:visited-style-name="Visited_20_Internet_20_Link"><text:span text:style-name="T4">http://fisioterapiamanual.com.br/blog/artigos/os-beneficios-da-hidroterapia/</text:span></text:a></text:p>
      <text:p text:style-name="P1"><text:a xlink:type="simple" xlink:href="http://fisioterapia.com/hidroterapia/" text:style-name="Internet_20_link" text:visited-style-name="Visited_20_Internet_20_Link"><text:span text:style-name="T4">http://fisioterapia.com/hidroterapia/</text:span></text:a></text:p>
      <text:p text:style-name="P1"><text:a xlink:type="simple" xlink:href="http://www.aquabrasil.info/Hidroterapia/hidroterapia.shtml" text:style-name="Internet_20_link" text:visited-style-name="Visited_20_Internet_20_Link"><text:span text:style-name="T4">http://www.aquabrasil.info/Hidroterapia/hidroterapia.shtml</text:span></text:a></text:p>
      <text:p text:style-name="P1"><text:a xlink:type="simple" xlink:href="http://www.ebah.com.br/content/ABAAAAwtEAA/hidroterapia" text:style-name="Internet_20_link" text:visited-style-name="Visited_20_Internet_20_Link"><text:span text:style-name="T4">http://www.ebah.com.br/content/ABAAAAwtEAA/hidroterapia</text:span></text:a></text:p>
      <text:p text:style-name="P2"/>
      <text:p text:style-name="P2"/>
      <text:p text:style-name="P3"/>
      <text:p text:style-name="P10"><text:span text:style-name="T3"><text:s/>Título:</text:span><text:span text:style-name="T2"> Hidroterapia, </text:span></text:p>
      <text:p text:style-name="P1"><text:span text:style-name="T2">Hidroterapia, é a </text:span><text:span text:style-name="T3">fisioterapia</text:span><text:span text:style-name="T2"> aquática. São exercícios terapêuticos em que é usado as propriedades da água, ajudando o paciente a ter mais facilidade para a realização dos exercícios, pois o peso do paciente se reduz quando está submerso em água, podendo mover os membros sem dor ou esforço físico.</text:span></text:p>
      <text:p text:style-name="P3">A hidroterapia é indicada para:</text:p>
      <text:p text:style-name="P3"/>
      <text:list xml:id="list3762166436" text:style-name="WWNum1">
        <text:list-item>
          <text:p text:style-name="P12"><text:s/>Gestantes, obesidade e terceira idade.</text:p>
        </text:list-item>
        <text:list-item>
          <text:p text:style-name="P12"><text:s/>Lesões de ombro, cotovelo, coluna, quadril, joelho, tornozelo e pé.</text:p>
        </text:list-item>
        <text:list-item>
          <text:p text:style-name="P12"><text:s/>Artrose, osteoporose, osteopenia e artrites.</text:p>
        </text:list-item>
        <text:list-item>
          <text:p text:style-name="P12"><text:s/>Mal de Parkinson e fibromialgia.</text:p>
        </text:list-item>
        <text:list-item>
          <text:p text:style-name="P12"><text:s/>Hérnia discal, AVC, espondilolistese, compressões ciáticas. Lordoses, escoliose e cervicalgias.</text:p>
        </text:list-item>
        <text:list-item>
          <text:p text:style-name="P12"><text:s/>Treino de marcha, equilíbrio e coordenação.</text:p>
        </text:list-item>
        <text:list-item>
          <text:p text:style-name="P12"><text:s/>Atrofias musculares, fraturas, luxações.</text:p>
        </text:list-item>
      </text:list>
      <text:p text:style-name="P4"/>
      <text:p text:style-name="P6"/>
      <text:p text:style-name="P7"><text:span text:style-name="T2">O tratamento da </text:span><text:span text:style-name="T3">fisioterapia</text:span><text:span text:style-name="T2"> é feito após avaliações, a serem seguidas de forma a facilitar e agilizar a reabilitação. A água é um meio de cura, é um canal de calor ou frio para o corpo. Unida ao corpo, ela consegue alterar unidades do corpo humano como o sistema nervoso, agindo no aparelho circulatório, causando efeitos sobre a normalização do calor corporal. As influências que o contato com a água tem no corpo são nos sistemas: nervoso, circulatório e térmico.</text:span></text:p>
      <text:p text:style-name="P9"><text:soft-page-break/>O sistema nervoso estimulado, melhora suas funções, produzindo, sensação de bem estar, alegria e sensação de disposição. </text:p>
      <text:p text:style-name="P9">Podemos dizer que a água tonifica o sistema. </text:p>
      <text:p text:style-name="P8"/>
      <text:p text:style-name="P3">Os benefícios que a hidroterapia proporcionam são inúmeros:</text:p>
      <text:list xml:id="list2719476569" text:style-name="WWNum3">
        <text:list-item>
          <text:p text:style-name="P13">Melhora o fortalecimento da musculatura.</text:p>
        </text:list-item>
        <text:list-item>
          <text:p text:style-name="P13">Aumenta a consciência corporal.</text:p>
        </text:list-item>
        <text:list-item>
          <text:p text:style-name="P13">Diminui o stress e é relaxante.</text:p>
        </text:list-item>
        <text:list-item>
          <text:p text:style-name="P13">Auxilia no tratamento de hematomas causados por traumas.</text:p>
        </text:list-item>
        <text:list-item>
          <text:p text:style-name="P13">Melhora a circulação sanguínea.</text:p>
        </text:list-item>
      </text:list>
      <text:p text:style-name="P3"/>
      <text:p text:style-name="P1"><text:span text:style-name="T2">A </text:span><text:span text:style-name="T3">fisioterapia</text:span><text:span text:style-name="T2"> na água, para atletas que se encontram lesionados, a recuperação é muito mais precisa e rápida ao usar a hidroterapia como recurso.</text:span></text:p>
      <text:p text:style-name="P5"/>
      <text:list xml:id="list4215645341" text:style-name="WWNum2">
        <text:list-item>
          <text:p text:style-name="P14">Reduz a sensibilidade à dor: dá a oportunidade realizar os exercícios que em solo existiria dor.</text:p>
        </text:list-item>
      </text:list>
      <text:list xml:id="list2675654438" text:style-name="WWNum4">
        <text:list-item>
          <text:p text:style-name="P15">Aumenta a resistência corporal, equilíbrio e estabilidade.</text:p>
        </text:list-item>
        <text:list-item>
          <text:p text:style-name="P15">Melhora a musculatura respiratória.</text:p>
        </text:list-item>
      </text:list>
      <text:p text:style-name="P3"/>
      <text:p text:style-name="P1"><text:span text:style-name="T2"><text:s/>A</text:span><text:span text:style-name="T3"> fisioterapia </text:span><text:span text:style-name="T2">quer proporcionar conforto para uma reabilitação, solucionar problemas e trabalhar para que o paciente conheça seu próprio corpo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7-07-13T09:55:04.461000000</dc:date>
    <meta:editing-duration>PT39S</meta:editing-duration>
    <meta:editing-cycles>1</meta:editing-cycles>
    <meta:document-statistic meta:table-count="0" meta:image-count="0" meta:object-count="0" meta:page-count="2" meta:paragraph-count="34" meta:word-count="341" meta:character-count="2696" meta:non-whitespace-character-count="2392"/>
  </office:meta>
</office:document-meta>
</file>